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26pt" style:font-size-asian="26pt" style:font-size-complex="26pt"/>
    </style:style>
    <style:style style:name="P2" style:family="paragraph" style:parent-style-name="Standard">
      <style:text-properties officeooo:rsid="001c86f0" officeooo:paragraph-rsid="001c86f0"/>
    </style:style>
    <style:style style:name="P3" style:family="paragraph" style:parent-style-name="Standard">
      <style:paragraph-properties fo:text-align="center" style:justify-single-word="false"/>
      <style:text-properties officeooo:rsid="001c86f0" officeooo:paragraph-rsid="001c86f0"/>
    </style:style>
    <style:style style:name="P4" style:family="paragraph" style:parent-style-name="Standard">
      <style:text-properties fo:font-style="italic" officeooo:rsid="001c86f0" officeooo:paragraph-rsid="001c86f0" style:font-style-asian="italic" style:font-style-complex="italic"/>
    </style:style>
    <style:style style:name="P5" style:family="paragraph" style:parent-style-name="Standard">
      <style:text-properties fo:font-style="normal" officeooo:rsid="001c86f0" officeooo:paragraph-rsid="001c86f0" style:font-style-asian="normal" style:font-style-complex="normal"/>
    </style:style>
    <style:style style:name="P6" style:family="paragraph" style:parent-style-name="Standard">
      <style:text-properties fo:font-style="normal" officeooo:rsid="001c86f0" officeooo:paragraph-rsid="001d8c8c" style:font-style-asian="normal" style:font-style-complex="normal"/>
    </style:style>
    <style:style style:name="P7" style:family="paragraph" style:parent-style-name="Standard">
      <style:text-properties fo:font-style="normal" officeooo:rsid="001d8c8c" officeooo:paragraph-rsid="001d8c8c" style:font-style-asian="normal" style:font-style-complex="normal"/>
    </style:style>
    <style:style style:name="P8" style:family="paragraph" style:parent-style-name="Standard">
      <style:text-properties fo:font-style="normal" officeooo:rsid="001e4ff1" officeooo:paragraph-rsid="001e4ff1" style:font-style-asian="normal" style:font-style-complex="normal"/>
    </style:style>
    <style:style style:name="T1" style:family="text">
      <style:text-properties officeooo:rsid="001d8c8c"/>
    </style:style>
    <style:style style:name="T2" style:family="text">
      <style:text-properties style:text-position="super 58%"/>
    </style:style>
    <style:style style:name="T3" style:family="text">
      <style:text-properties officeooo:rsid="001e4ff1"/>
    </style:style>
    <style:style style:name="T4" style:family="text">
      <style:text-properties officeooo:rsid="001f4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dability in Dependently Constrained Universal Existential Path<text:span text:style-name="T4">s</text:span></text:p>
      <text:p text:style-name="P3">by Sven Nilsen, 2018</text:p>
      <text:p text:style-name="P2"/>
      <text:p text:style-name="P4">The universal existential path `∃` is undecidable. However, is the dependently constrained universal existential path decidable? In this paper I <text:span text:style-name="T1">show</text:span> that decidability depends on whether the dependently typed variable is finite or infinite. This has consequences for when safe AI boxing is decidable.</text:p>
      <text:p text:style-name="P2"/>
      <text:p text:style-name="P2">A dependently constrained universal existential path is the following:</text:p>
      <text:p text:style-name="P2"/>
      <text:p text:style-name="P6"><text:tab/>∀ x : <text:span text:style-name="T1">X, </text:span>A, <text:span text:style-name="T1">B</text:span> : <text:span text:style-name="T1">X → type</text:span> { ∃{A(x) → B(x)} : (A(x) → B(x)) → (B(x) → bool) }</text:p>
      <text:p text:style-name="P5"/>
      <text:p text:style-name="P5">It takes a function of type `A(x) → B(x)` and returns a new function that tells what the input function returns. The returned function returns `true` if a value is returned for some input and `false` otherwise.</text:p>
      <text:p text:style-name="P5"/>
      <text:p text:style-name="P5">The question is whether it is possible to construct a such function. If it is undecidable, then it is impossible to write down the source code that executes on a Turing machine.</text:p>
      <text:p text:style-name="P5"/>
      <text:p text:style-name="P5">Assume <text:span text:style-name="T1">a type of `x` that has only one member. This reduces to:</text:span></text:p>
      <text:p text:style-name="P5"/>
      <text:p text:style-name="P6"><text:tab/>∀ A, B : <text:span text:style-name="T1">type</text:span> { ∃{A → B} : (A → B) → (B → bool) }</text:p>
      <text:p text:style-name="P5"/>
      <text:p text:style-name="P7">If both `A` and `B` are finite, then this becomes decidable.</text:p>
      <text:p text:style-name="P7"/>
      <text:p text:style-name="P7">Likewise, if the type of `x` had two members, one could construct a constrained universal existential path from the reduced problem above by using `2<text:span text:style-name="T2">2</text:span> = 4` sub-constrained universal existential paths, if both `A` and `B` are finite. By proof by induction, this means that if the type of `x` is finite, then constructing a constrained universal existential path is decidable, if both `A` and `B` are finite.</text:p>
      <text:p text:style-name="P7"/>
      <text:p text:style-name="P7">However, if `x` infinite, then even if `A(x)` is finite, there are infinitely many types to constrain the universal existential path over, which means the problem becomes undecidable. <text:span text:style-name="T3">Notice that one must not assume additional constraints, e.g. `B(x) : (= false)` or something. The problem is only undecidable when considering all constrained types.</text:span></text:p>
      <text:p text:style-name="P7"/>
      <text:p text:style-name="P8">Therefore, assuming `A(x)` and `B(x)` are finite, the problem is decidable if and only if the type of `x` is finite. This has consequences for the interpretation of proof of decidability for safe AI boxing.</text:p>
      <text:p text:style-name="P8"/>
      <text:p text:style-name="P8">In safe AI boxing, the Safety Interruption Oracle (SIO) uses the world as a dependently typed variable. Since the world might be thought of as consisting of infinite states (a simpl<text:span text:style-name="T4">ified</text:span> assumption), the problem becomes undecidable. However, if the world is assumed to consist of finite states, then the problem becomes decidable. <text:span text:style-name="T4">This happens because `Input &lt;=&gt; A` and `Behavior &lt;=&gt; B` are both finite, so decidability only depends on whether the world is finite or not. It draws the “line in the sand”, figuratively speaking, when safe AI boxing is decid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16:14.484546000</meta:creation-date>
    <dc:date>2018-10-23T14:54:40.096496000</dc:date>
    <meta:editing-duration>PT7M53S</meta:editing-duration>
    <meta:editing-cycles>1</meta:editing-cycles>
    <meta:document-statistic meta:table-count="0" meta:image-count="0" meta:object-count="0" meta:page-count="1" meta:paragraph-count="14" meta:word-count="446" meta:character-count="2615" meta:non-whitespace-character-count="2181"/>
    <meta:generator>LibreOffice/5.1.2.2$MacOSX_X86_64 LibreOffice_project/d3bf12ecb743fc0d20e0be0c58ca359301eb705f</meta:generator>
  </office:meta>
</office:document-meta>
</file>